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)" office:value-type="float" office:value="133400" calcext:value-type="float">
            <text:p>133400</text:p>
          </table:table-cell>
          <table:table-cell table:formula="of:=SUM([.H4];[.H34];[.H63];[.H95];[.H128])" office:value-type="float" office:value="1159.16666666667" calcext:value-type="float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)" office:value-type="float" office:value="104700" calcext:value-type="float">
            <text:p>104700</text:p>
          </table:table-cell>
          <table:table-cell table:formula="of:=SUM([.H5];[.H35];[.H64];[.H96];[.H129])" office:value-type="float" office:value="1159.16666666667" calcext:value-type="float">
            <text:p>1159.1666666667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28700" calcext:value-type="float">
            <text:p>28700</text:p>
          </table:table-cell>
          <table:table-cell table:formula="of:=SUM([.H6];[.H36];[.H65];[.H97];[.H130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table:number-columns-repeated="2"/>
          <table:table-cell table:formula="of:=SUM([.H7];[.H37];[.H66];[.H98];[.H131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4094.27974199713" calcext:value-type="float">
            <text:p>4094.2797419971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4097.68883290622" calcext:value-type="float">
            <text:p>4097.6888329062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69];[.H101];[.H134])" office:value-type="float" office:value="2195.3149386845" calcext:value-type="float">
            <text:p>2195.3149386845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4061.3793090967" calcext:value-type="float">
            <text:p>4061.379309096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table:number-columns-repeated="2"/>
          <table:table-cell table:formula="of:=SUM([.H12];[.H42];[.H71];[.H103];[.H136])" office:value-type="float" office:value="4093.52216623956" calcext:value-type="float">
            <text:p>4093.5221662396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table:number-columns-repeated="2"/>
          <table:table-cell table:formula="of:=SUM([.N40];[.H72];[.H104];[.H137])" office:value-type="float" office:value="1459.95779582736" calcext:value-type="float">
            <text:p>1459.9577958274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3772.14535464535" calcext:value-type="float">
            <text:p>3772.1453546454</text:p>
          </table:table-cell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7396.92528486007" calcext:value-type="float">
            <text:p>7396.9252848601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3713.52216623956" calcext:value-type="float">
            <text:p>3713.5221662396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1851.62446249403" calcext:value-type="float">
            <text:p>1851.62446249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4061.3793090967" calcext:value-type="float">
            <text:p>4061.3793090967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3751.85549957289" calcext:value-type="float">
            <text:p>3751.8554995729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4485.18883290623" calcext:value-type="float">
            <text:p>4485.18883290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4070.90311862051" calcext:value-type="float">
            <text:p>4070.903118620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20800" calcext:value-type="float">
            <text:p>220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20800" calcext:value-type="float">
            <text:p>20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/>
          <table:table-cell table:style-name="ce15" table:formula="of:=SUM([.B64:.F64])" office:value-type="float" office:value="34100" calcext:value-type="float">
            <text:p>341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036.14827201784" calcext:value-type="float">
            <text:p>1036.1482720178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036.14827201784" calcext:value-type="float">
            <text:p>1036.1482720178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91];[.D91];[.E91];[.F91])" office:value-type="float" office:value="1107.78388278388" calcext:value-type="float">
            <text:p>1107.783882783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91:.E91])" office:value-type="float" office:value="1459.95779582736" calcext:value-type="float">
            <text:p>1459.9577958274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459.95779582736" calcext:value-type="float">
            <text:p>1459.95779582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59.95779582736" calcext:value-type="float">
            <text:p>1459.957795827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36.14827201784" calcext:value-type="float">
            <text:p>1036.1482720178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118.29112916069" calcext:value-type="float">
            <text:p>1118.2911291607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59.95779582736" calcext:value-type="float">
            <text:p>1459.95779582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459.95779582736" calcext:value-type="float">
            <text:p>1459.95779582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5">
          <table:table-cell table:number-columns-repeated="7"/>
          <table:table-cell table:formula="of:=SUM([.C91:.F91])" office:value-type="float" office:value="1036.14827201784" calcext:value-type="float">
            <text:p>1036.1482720178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4" office:value-type="float" office:value="341.666666666667" calcext:value-type="float">
            <text:p>341.6666666667</text:p>
          </table:table-cell>
          <table:table-cell table:formula="of:=[.E64]/26" office:value-type="float" office:value="342.307692307692" calcext:value-type="float">
            <text:p>342.3076923077</text:p>
          </table:table-cell>
          <table:table-cell table:formula="of:=[.F64]/21" office:value-type="float" office:value="0" calcext:value-type="float">
            <text:p>0</text:p>
          </table:table-cell>
          <table:table-cell/>
          <table:table-cell table:style-name="ce15" table:formula="of:=SUM([.H65:.H90])" office:value-type="float" office:value="34109.8662207358" calcext:value-type="float">
            <text:p>34109.8662207358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1:17:51.60102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1T11:27:11.317430663</dc:date>
    <meta:editing-duration>P8DT17H44M59S</meta:editing-duration>
    <meta:editing-cycles>2827</meta:editing-cycles>
    <meta:generator>LibreOffice/4.2.8.2$Linux_X86_64 LibreOffice_project/420m0$Build-2</meta:generator>
    <meta:document-statistic meta:table-count="16" meta:cell-count="7216" meta:object-count="0"/>
  </office:meta>
</office:document-meta>
</file>